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ning des séances d'Architectures des processeurs</text:p>
      <text:p text:style-name="Standard"/>
      <text:p text:style-name="Standard"/>
      <text:list xml:id="list1359897076" text:style-name="L1">
        <text:list-item>
          <text:p text:style-name="P2">Performances des systèmes multiprocesseurs</text:p>
        </text:list-item>
        <text:list-item>
          <text:p text:style-name="P2">Pipeline</text:p>
        </text:list-item>
        <text:list-item>
          <text:p text:style-name="P2">Architecture des mémoires cache</text:p>
        </text:list-item>
        <text:list-item>
          <text:p text:style-name="P2">Introduction aux systèmes multiprocesseurs</text:p>
        </text:list-item>
        <text:list-item>
          <text:p text:style-name="P2">Le processeur MMPA de Kalray</text:p>
        </text:list-item>
        <text:list-item>
          <text:p text:style-name="P2">Génération dynamique de code</text:p>
        </text:list-item>
        <text:list-item>
          <text:p text:style-name="P2"><text:s/>Les réseaux sur puce</text:p>
        </text:list-item>
      </text:list>
      <text:p text:style-name="Standard"/>
      <text:list xml:id="list2142794218" text:style-name="L2">
        <text:list-item>
          <text:p text:style-name="P3">TD ???</text:p>
        </text:list-item>
        <text:list-item>
          <text:p text:style-name="P3">TD 2 : génération dynamique de code</text:p>
        </text:list-item>
      </text:list>
      <text:p text:style-name="Standard"/>
      <text:p text:style-name="Standard"/>
      <text:p text:style-name="Standard"/>
      <text:p text:style-name="Standard">2016/2017</text:p>
      <text:p text:style-name="Standard"/>
      <text:list xml:id="list1242991039" text:style-name="L4">
        <text:list-item>
          <text:p text:style-name="P5">Performances des systèmes multiprocesseurs<text:tab/><text:tab/>HPC<text:tab/>16 sept</text:p>
        </text:list-item>
        <text:list-item>
          <text:p text:style-name="P5">Pipeline<text:tab/><text:tab/><text:tab/><text:tab/><text:tab/><text:tab/><text:tab/>FR<text:tab/>30 sept<text:tab/></text:p>
        </text:list-item>
        <text:list-item>
          <text:p text:style-name="P5">Architecture des mémoires cache<text:tab/><text:tab/><text:tab/><text:tab/>FR<text:tab/>7 oct<text:tab/></text:p>
        </text:list-item>
        <text:list-item>
          <text:p text:style-name="P5">Introduction aux systèmes multiprocesseurs<text:tab/><text:tab/><text:tab/>HPC<text:tab/>21 oct<text:tab/></text:p>
        </text:list-item>
        <text:list-item>
          <text:p text:style-name="P5">Le processeur MMPA de Kalray<text:tab/><text:tab/><text:tab/><text:tab/>xxx<text:tab/>4 nov<text:tab/><text:tab/></text:p>
        </text:list-item>
        <text:list-item>
          <text:p text:style-name="P5">Génération dynamique de code<text:tab/><text:tab/><text:tab/><text:tab/>HPC<text:tab/>18 nov</text:p>
        </text:list-item>
        <text:list-item>
          <text:p text:style-name="P5">Les réseaux sur puce <text:s/><text:tab/><text:tab/><text:tab/><text:tab/><text:tab/><text:tab/>FR<text:tab/>25 nov</text:p>
        </text:list-item>
      </text:list>
      <text:p text:style-name="Standard"/>
      <text:list xml:id="list186567534" text:style-name="L3">
        <text:list-item>
          <text:p text:style-name="P4">TD ???<text:tab/><text:tab/><text:tab/><text:tab/><text:tab/><text:tab/><text:tab/><text:tab/>HPC<text:tab/>14 oct</text:p>
        </text:list-item>
        <text:list-item>
          <text:p text:style-name="P4">TD 2 : génération dynamique de code<text:tab/><text:tab/><text:tab/>HPC<text:tab/>2 déc</text:p>
        </text:list-item>
      </text:list>
      <text:p text:style-name="Standard"/>
      <text:p text:style-name="Standard"/>
      <text:p text:style-name="Standard">HPC : 6h de cours, 4h de TD</text:p>
      <text:p text:style-name="Standard">FR : 6h de cours</text:p>
      <text:p text:style-name="Standard">xxx : 2h de c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09:22:27</meta:creation-date>
    <dc:date>2016-07-06T09:38:21</dc:date>
    <meta:editing-duration>PT15M17S</meta:editing-duration>
    <meta:editing-cycles>5</meta:editing-cycles>
    <meta:generator>LibreOffice/3.5$MacOSX_x86 LibreOffice_project/e0fbe70-dcba98b-297ab39-994e618-0f858f0</meta:generator>
    <meta:document-statistic meta:table-count="0" meta:image-count="0" meta:object-count="0" meta:page-count="1" meta:paragraph-count="23" meta:word-count="140" meta:character-count="772" meta:non-whitespace-character-count="633"/>
  </office:meta>
</office:document-meta>
</file>